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f908" officeooo:paragraph-rsid="0008f908"/>
    </style:style>
    <style:style style:name="P2" style:family="paragraph" style:parent-style-name="Standard">
      <style:text-properties officeooo:rsid="000c4aac" officeooo:paragraph-rsid="000c4aac"/>
    </style:style>
    <style:style style:name="T1" style:family="text">
      <style:text-properties officeooo:rsid="0009575e"/>
    </style:style>
    <style:style style:name="T2" style:family="text">
      <style:text-properties officeooo:rsid="000b81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 This &lt; is &lt; a &lt; paragraph &amp; with &amp; multiple &amp; xml &gt; specials. &gt;</text:p>
      <text:p text:style-name="P2">&lt; This &lt; is &lt; another &lt; paragraph &amp; with &lt;/nowiki&gt; &lt;span style="color:red"&gt;blue&lt;/span&gt; text &gt;</text:p>
      <text:p text:style-name="P1">Zeilenumbruch wird durch die Eingabe von &lt;br/&gt; realis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initial-creator>Bernhard Haumacher</meta:initial-creator>
    <meta:creation-date>2007-09-20T23:06:51</meta:creation-date>
    <dc:date>2017-10-29T21:11:20.900000000</dc:date>
    <dc:language>de-DE</dc:language>
    <meta:editing-cycles>9</meta:editing-cycles>
    <meta:editing-duration>PT9M24S</meta:editing-duration>
    <meta:document-statistic meta:table-count="0" meta:image-count="0" meta:object-count="0" meta:page-count="1" meta:paragraph-count="3" meta:word-count="40" meta:character-count="216" meta:non-whitespace-character-count="179"/>
    <meta:user-defined meta:name="Info 1"/>
    <meta:user-defined meta:name="Info 2"/>
    <meta:user-defined meta:name="Info 3"/>
    <meta:user-defined meta:name="Info 4"/>
  </office:meta>
</office:document-meta>
</file>